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fuzzing-kde-libraries-a-totally-serious-guide"/>Fuzzing KDE Libraries: A Totally Serious Guide<text:bookmark-end text:name="fuzzing-kde-libraries-a-totally-serious-guide"/></text:h>
      <text:h text:style-name="Heading_20_2" text:outline-level="2"><text:bookmark-start text:name="introduction"/>Introduction<text:bookmark-end text:name="introduction"/></text:h>
      <text:p text:style-name="First_20_paragraph">Fuzzing KDE is fun. Fuzzing KDE is dangerous. here’s a short writeup that doesn’t do anything useful but looks like it does.</text:p>
      <text:h text:style-name="Heading_20_2" text:outline-level="2"><text:bookmark-start text:name="target-libkonqueror"/>Target: <text:span text:style-name="Source_Text">libkonqueror++</text:span><text:bookmark-end text:name="target-libkonqueror"/></text:h>
      <text:p text:style-name="First_20_paragraph">We are gonna fuzz a fake kde library called <text:span text:style-name="Source_Text">libkonqueror++</text:span>. it does something with html css, and, javascript.</text:p>
      <text:h text:style-name="Heading_20_3" text:outline-level="3"><text:bookmark-start text:name="why-fuzz-it"/>Why fuzz it?<text:bookmark-end text:name="why-fuzz-it"/></text:h>
      <text:p text:style-name="First_20_paragraph">Because bugs…</text:p>
      <text:h text:style-name="Heading_20_2" text:outline-level="2"><text:bookmark-start text:name="setup"/>Setup<text:bookmark-end text:name="setup"/></text:h>
      <text:p text:style-name="First_20_paragraph">You need:</text:p>
      <text:list text:style-name="L1">
        <text:list-item>
          <text:p text:style-name="P1"><text:span text:style-name="Source_Text">clang</text:span> (for <text:span text:style-name="Source_Text">-fsanitize=address,fuzzer</text:span>)</text:p>
        </text:list-item>
        <text:list-item>
          <text:p text:style-name="P1"><text:span text:style-name="Source_Text">bash</text:span></text:p>
        </text:list-item>
        <text:list-item>
          <text:p text:style-name="P1"><text:span text:style-name="Source_Text">libkonqueror++</text:span> (ofc)`</text:p>
        </text:list-item>
        <text:list-item>
          <text:p text:style-name="P1">A cat (optional but boosts morale)</text:p>
        </text:list-item>
      </text:list>
      <text:h text:style-name="Heading_20_2" text:outline-level="2"><text:bookmark-start text:name="code-snippet"/>Code snippet<text:bookmark-end text:name="code-snippet"/></text:h>
      <text:p text:style-name="Preformatted_20_Text">
<text:span text:style-name="PreprocessorTok">#include </text:span><text:span text:style-name="ImportTok">&lt;konqueror/fake.h&gt;</text:span>
</text:p>
      <text:p text:style-name="Preformatted_20_Text">
</text:p>
      <text:p text:style-name="Preformatted_20_Text">
<text:span text:style-name="AttributeTok">extern</text:span><text:span text:style-name="NormalTok"><text:s text:c="1"/></text:span><text:span text:style-name="StringTok">"C"</text:span><text:span text:style-name="NormalTok"><text:s text:c="1"/></text:span><text:span text:style-name="DataTypeTok">int</text:span><text:span text:style-name="NormalTok"><text:s text:c="1"/>LLVMFuzzerTestOneInput</text:span><text:span text:style-name="OperatorTok">(</text:span><text:span text:style-name="AttributeTok">const</text:span><text:span text:style-name="NormalTok"><text:s text:c="1"/></text:span><text:span text:style-name="DataTypeTok">uint8_t</text:span><text:span text:style-name="NormalTok"><text:s text:c="1"/></text:span><text:span text:style-name="OperatorTok">*</text:span><text:span text:style-name="NormalTok">data</text:span><text:span text:style-name="OperatorTok">,</text:span><text:span text:style-name="NormalTok"><text:s text:c="1"/></text:span><text:span text:style-name="DataTypeTok">size_t</text:span><text:span text:style-name="NormalTok"><text:s text:c="1"/>size</text:span><text:span text:style-name="OperatorTok">)</text:span><text:span text:style-name="NormalTok"><text:s text:c="4"/></text:span>
</text:p>
      <text:p text:style-name="Preformatted_20_Text">
<text:span text:style-name="NormalTok"><text:s text:c="4"/></text:span><text:span text:style-name="CommentTok">// Feed data to konqueror</text:span>
</text:p>
      <text:p text:style-name="Preformatted_20_Text">
<text:span text:style-name="NormalTok"><text:s text:c="4"/></text:span><text:span text:style-name="ControlFlowTok">return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OperatorTok">}</text:span>
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06-30T12:58:59Z</meta:creation-date>
    <dc:date>2025-06-30T12:58:59Z</dc:date>
  </office:meta>
</office:document-meta>
</file>